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988cm" fo:min-width="4.4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cm" fo:min-width="6.2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76cm" fo:min-width="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cm" fo:min-width="3.7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75cm"/>
      <style:paragraph-properties style:writing-mode="lr-tb"/>
    </style:style>
    <style:style style:name="gr10" style:family="graphic" style:parent-style-name="objectwithoutfill">
      <style:graphic-properties draw:marker-end="Extrems_20_de_20_fletxa_20_2" draw:marker-end-width="0.3cm" draw:fill="none" draw:textarea-vertical-align="middle"/>
    </style:style>
    <style:style style:name="gr11" style:family="graphic" style:parent-style-name="objectwithoutfill">
      <style:graphic-properties draw:marker-end="Extrems_20_de_20_fletxa_20_3" draw:marker-end-width="0.3cm" draw:fill="none" draw:textarea-vertical-align="middle"/>
    </style:style>
    <style:style style:name="gr12" style:family="graphic" style:parent-style-name="objectwithoutfill">
      <style:graphic-properties draw:marker-end="Extrems_20_de_20_fletxa_20_4" draw:marker-end-width="0.3cm" draw:fill="none" draw:textarea-vertical-align="middle"/>
    </style:style>
    <style:style style:name="gr13" style:family="graphic" style:parent-style-name="objectwithoutfill">
      <style:graphic-properties draw:marker-end="Extrems_20_de_20_fletxa_20_6" draw:marker-end-width="0.3cm" draw:fill="none" draw:textarea-vertical-align="middle"/>
    </style:style>
    <style:style style:name="gr14" style:family="graphic" style:parent-style-name="objectwithoutfill">
      <style:graphic-properties draw:marker-end="Extrems_20_de_20_fletxa_20_7" draw:marker-end-width="0.3cm" draw:fill="none" draw:textarea-vertical-align="middle"/>
    </style:style>
    <style:style style:name="gr15" style:family="graphic" style:parent-style-name="objectwithoutfill">
      <style:graphic-properties draw:marker-end="Extrems_20_de_20_fletxa_20_8" draw:marker-end-width="0.3cm" draw:fill="none" draw:textarea-vertical-align="middle"/>
    </style:style>
    <style:style style:name="gr16" style:family="graphic" style:parent-style-name="objectwithoutfill">
      <style:graphic-properties draw:marker-end="Extrems_20_de_20_fletxa_20_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7cm" svg:height="1.75cm" svg:x="6.5cm" svg:y="3.25cm">
          <text:p text:style-name="P1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cm" svg:height="1.25cm" svg:x="7.75cm" svg:y="7.5cm">
          <text:p text:style-name="P1">«Pin»:?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5cm" svg:height="2.25cm" svg:x="6.75cm" svg:y="10.25cm">
          <text:p text:style-name="P1">Llegir respost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cm" svg:height="3.25cm" svg:x="7cm" svg:y="15cm">
          <text:p text:style-name="P1">Resposta=123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4.25cm" svg:height="1.75cm" svg:x="1.25cm" svg:y="15.25cm">
          <text:p text:style-name="P1">«incorrecte»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75cm" svg:height="1.75cm" svg:x="15.5cm" svg:y="16cm">
          <text:p text:style-name="P1">«Ok»!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.75cm" svg:x="8.5cm" svg:y="19.75cm">
          <text:p text:style-name="P1">Fi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cm" svg:x="5.75cm" svg:y="15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5cm" svg:height="1cm" svg:x="14.25cm" svg:y="14.75cm">
          <text:p text:style-name="P1">Si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3" draw:layer="layout" svg:x1="10cm" svg:y1="5cm" svg:x2="10cm" svg:y2="7.5cm">
          <text:p/>
        </draw:line>
        <draw:line draw:style-name="gr11" draw:text-style-name="P3" draw:layer="layout" svg:x1="10cm" svg:y1="8.75cm" svg:x2="10cm" svg:y2="10.25cm">
          <text:p/>
        </draw:line>
        <draw:line draw:style-name="gr12" draw:text-style-name="P3" draw:layer="layout" svg:x1="10.5cm" svg:y1="12.5cm" svg:x2="10.5cm" svg:y2="15cm">
          <text:p/>
        </draw:line>
        <draw:line draw:style-name="gr13" draw:text-style-name="P3" draw:layer="layout" svg:x1="14cm" svg:y1="16.5cm" svg:x2="15.5cm" svg:y2="16.5cm">
          <text:p/>
        </draw:line>
        <draw:line draw:style-name="gr14" draw:text-style-name="P3" draw:layer="layout" svg:x1="7cm" svg:y1="16.5cm" svg:x2="5.5cm" svg:y2="16.5cm">
          <text:p/>
        </draw:line>
        <draw:line draw:style-name="gr15" draw:text-style-name="P3" draw:layer="layout" svg:x1="17.25cm" svg:y1="17.75cm" svg:x2="11.5cm" svg:y2="20.75cm">
          <text:p/>
        </draw:line>
        <draw:line draw:style-name="gr16" draw:text-style-name="P3" draw:layer="layout" svg:x1="3cm" svg:y1="17cm" svg:x2="8.5cm" svg:y2="20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draw:marker draw:name="Extrems_20_de_20_fletxa_20_8" draw:display-name="Extrems de fletxa 8" svg:viewBox="0 0 20 20" svg:d="M0 20l10-20 10 20z"/>
    <draw:marker draw:name="Extrems_20_de_20_fletxa_20_9" draw:display-name="Extrems de fletx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3:22:24.049049166</meta:creation-date>
    <dc:date>2025-11-19T13:28:59.237898010</dc:date>
    <meta:editing-duration>PT6M36S</meta:editing-duration>
    <meta:editing-cycles>1</meta:editing-cycles>
    <meta:document-statistic meta:object-count="16"/>
    <meta:generator>LibreOffice/7.5.6.2$Linux_X86_64 LibreOffice_project/50$Build-2</meta:generator>
  </office:meta>
</office:document-meta>
</file>